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0e0f7"/>
    </style:style>
    <style:style style:name="T1" style:family="text">
      <style:text-properties officeooo:rsid="0000e0f7"/>
    </style:style>
    <style:style style:name="T2" style:family="text">
      <style:text-properties officeooo:rsid="000216c7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a antena que compone la estación base es una antena Yagi, ya que su direccionalidad y facilidad de construir concordaba con nuestras necesidades. La antena está conformada por 6 elementos y opera </text:span><text:span text:style-name="T2">en</text:span><text:span text:style-name="T1"> la frecuencia de ~450MHz, </text:span><text:span text:style-name="T2">hemos elegido esta frecuencia porque se encuentra bastante alto en el rango de canales de nuestro transmisor y así en la competición nuestro canal asignado no influirá mucho en nuestra capacidad de recibi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04T19:20:56.866000000</meta:creation-date>
    <dc:date>2022-05-04T19:38:04.959000000</dc:date>
    <meta:editing-duration>PT6M28S</meta:editing-duration>
    <meta:editing-cycles>1</meta:editing-cycles>
    <meta:document-statistic meta:table-count="0" meta:image-count="0" meta:object-count="0" meta:page-count="1" meta:paragraph-count="1" meta:word-count="70" meta:character-count="432" meta:non-whitespace-character-count="363"/>
    <meta:generator>LibreOffice/6.4.6.2$Windows_X86_64 LibreOffice_project/0ce51a4fd21bff07a5c061082cc82c5ed232f115</meta:generator>
  </office:meta>
</office:document-meta>
</file>